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style:writing-mode="lr-tb"/>
      <style:text-properties officeooo:paragraph-rsid="001c75b0"/>
    </style:style>
    <style:style style:name="P2" style:family="paragraph" style:parent-style-name="Standard">
      <style:paragraph-properties fo:line-height="100%" style:writing-mode="lr-tb"/>
      <style:text-properties officeooo:paragraph-rsid="001e23d0"/>
    </style:style>
    <style:style style:name="P3" style:family="paragraph" style:parent-style-name="Standard">
      <style:paragraph-properties fo:line-height="100%" style:writing-mode="lr-tb"/>
      <style:text-properties style:text-underline-style="none" officeooo:paragraph-rsid="001e23d0"/>
    </style:style>
    <style:style style:name="P4" style:family="paragraph" style:parent-style-name="Standard">
      <style:paragraph-properties fo:line-height="100%" style:writing-mode="lr-tb"/>
      <style:text-properties style:text-underline-style="none" officeooo:paragraph-rsid="001eddc3"/>
    </style:style>
    <style:style style:name="P5" style:family="paragraph" style:parent-style-name="Standard">
      <style:paragraph-properties fo:line-height="100%" style:writing-mode="lr-tb"/>
      <style:text-properties style:text-underline-style="none" officeooo:rsid="001eddc3" officeooo:paragraph-rsid="001eddc3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officeooo:paragraph-rsid="001c75b0" style:font-weight-asian="bold" style:font-weight-complex="bold"/>
    </style:style>
    <style:style style:name="P7" style:family="paragraph" style:parent-style-name="Standard">
      <style:paragraph-properties fo:line-height="100%" fo:break-before="auto" fo:break-after="auto" style:writing-mode="lr-tb"/>
      <style:text-properties officeooo:paragraph-rsid="001c75b0"/>
    </style:style>
    <style:style style:name="P8" style:family="paragraph" style:parent-style-name="Standard">
      <style:paragraph-properties fo:line-height="100%" fo:break-before="auto" fo:break-after="auto" style:writing-mode="lr-tb"/>
      <style:text-properties officeooo:paragraph-rsid="001e23d0"/>
    </style:style>
    <style:style style:name="P9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0pt" officeooo:paragraph-rsid="001c75b0" style:font-size-asian="10pt" style:font-size-complex="10pt"/>
    </style:style>
    <style:style style:name="P10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  <style:text-properties officeooo:paragraph-rsid="001c75b0"/>
    </style:style>
    <style:style style:name="P11" style:family="paragraph" style:parent-style-name="Standard" style:list-style-name="LS1">
      <style:paragraph-properties fo:margin-top="0cm" fo:margin-bottom="0cm" loext:contextual-spacing="false" fo:line-height="100%" fo:break-before="auto" fo:break-after="auto" style:writing-mode="lr-tb"/>
      <style:text-properties officeooo:rsid="001e23d0" officeooo:paragraph-rsid="001e23d0"/>
    </style:style>
    <style:style style:name="P12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officeooo:rsid="001e23d0" officeooo:paragraph-rsid="001e23d0"/>
    </style:style>
    <style:style style:name="P13" style:family="paragraph" style:parent-style-name="Standard">
      <style:paragraph-properties fo:margin-top="0cm" fo:margin-bottom="0cm" loext:contextual-spacing="false" fo:line-height="100%" style:writing-mode="lr-tb"/>
      <style:text-properties officeooo:rsid="001e23d0" officeooo:paragraph-rsid="001e23d0"/>
    </style:style>
    <style:style style:name="P14" style:family="paragraph" style:parent-style-name="Standard" style:list-style-name="LS1">
      <style:paragraph-properties fo:margin-top="0cm" fo:margin-bottom="0cm" loext:contextual-spacing="false" fo:line-height="100%" style:writing-mode="lr-tb"/>
      <style:text-properties officeooo:rsid="001e23d0" officeooo:paragraph-rsid="001e23d0"/>
    </style:style>
    <style:style style:name="P15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officeooo:paragraph-rsid="001c75b0"/>
    </style:style>
    <style:style style:name="T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4bfc" style:font-weight-asian="bold" style:font-weight-complex="bold"/>
    </style:style>
    <style:style style:name="T5" style:family="text">
      <style:text-properties fo:font-weight="bold" officeooo:rsid="001c75b0" style:font-weight-asian="bold" style:font-weight-complex="bold"/>
    </style:style>
    <style:style style:name="T6" style:family="text">
      <style:text-properties fo:font-weight="bold" officeooo:rsid="001eddc3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c75b0"/>
    </style:style>
    <style:style style:name="T9" style:family="text">
      <style:text-properties officeooo:rsid="001e23d0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eddc3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1e23d0" style:font-size-asian="12pt" style:font-size-complex="12pt"/>
    </style:style>
    <style:style style:name="T14" style:family="text">
      <style:text-properties fo:font-size="12pt" fo:font-weight="bold" officeooo:rsid="001eddc3" style:font-size-asian="12pt" style:font-weight-asian="bold" style:font-size-complex="12pt" style:font-weight-complex="bold"/>
    </style:style>
    <style:style style:name="T15" style:family="text">
      <style:text-properties fo:font-size="12pt" fo:font-weight="normal" officeooo:rsid="001eddc3" style:font-size-asian="12pt" style:font-weight-asian="normal" style:font-size-complex="12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eddc3"/>
    </style:style>
    <style:style style:name="T18" style:family="text">
      <style:text-properties officeooo:rsid="001eddc3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fo:font-weight="bold" officeooo:rsid="001eddc3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Compte Rendu n°</text:span><text:span text:style-name="T4">0</text:span><text:span text:style-name="T5">6</text:span><text:span text:style-name="T3"><text:line-break/>0</text:span><text:span text:style-name="T5">6</text:span><text:span text:style-name="T3">/0</text:span><text:span text:style-name="T5">5</text:span><text:span text:style-name="T3">/2016</text:span></text:p>
      <text:p text:style-name="P6">1<text:span text:style-name="T8">4</text:span>h<text:span text:style-name="T8">30</text:span> - <text:span text:style-name="T8">15</text:span>h<text:span text:style-name="T8">3</text:span>0</text:p>
      <text:p text:style-name="P7"><text:line-break/><text:tab/><text:tab/><text:tab/><text:tab/><text:tab/><text:tab/><text:span text:style-name="T7">M. Belaïd<text:line-break/><text:tab/><text:tab/><text:tab/><text:tab/><text:tab/><text:tab/>M. Boutant<text:line-break/><text:tab/><text:tab/><text:tab/><text:tab/><text:tab/><text:tab/>M. Manzano<text:line-break/></text:span></text:p>
      <text:p text:style-name="P9"/>
      <text:p text:style-name="P10"><text:span text:style-name="T3">Objet</text:span> : <text:span text:style-name="T8">Bilan de l'avancement du projet et questions d'ordre pratique</text:span></text:p>
      <text:p text:style-name="P7"/>
      <text:p text:style-name="P7"><text:span text:style-name="T3">Au programme</text:span>: <text:span text:style-name="T8">Présentation de l'avancement du projet et des difficultés rencontrées</text:span></text:p>
      <text:p text:style-name="P1"/>
      <text:p text:style-name="P7"/>
      <text:p text:style-name="P7"><text:tab/><text:span text:style-name="T16">Les sujets suivants ont été abordés:</text:span></text:p>
      <text:p text:style-name="P1"/>
      <text:list xml:id="list5069941930304796310" text:style-name="LS1">
        <text:list-item>
          <text:p text:style-name="P11">État de la logique du jeu au travers du code cliqued<text:span text:style-name="T3"> </text:span><text:span text:style-name="T6">( )</text:span><text:span text:style-name="T18"> </text:span>.</text:p>
        </text:list-item>
        <text:list-item>
          <text:p text:style-name="P11">Présentation du code attaque regroupant entre autre attaquepossible <text:span text:style-name="T6">( )</text:span><text:span text:style-name="T3"> </text:span>(et panique <text:span text:style-name="T18">)</text:span>.</text:p>
        </text:list-item>
        <text:list-item>
          <text:p text:style-name="P14">Présentation des différentes classes et codes modifiés (création de enum).</text:p>
        </text:list-item>
        <text:list-item>
          <text:p text:style-name="P11">Présentation des difficultés rencontrées pour changer d'image en temps réel.</text:p>
          <text:p text:style-name="P11"/>
        </text:list-item>
      </text:list>
      <text:p text:style-name="P12"/>
      <text:p text:style-name="P13"><text:tab/><text:span text:style-name="T16">Difficultés </text:span><text:span text:style-name="T17">r</text:span><text:span text:style-name="T16">encontrées et solutions apportées:</text:span></text:p>
      <text:p text:style-name="P13"/>
      <text:p text:style-name="P13"><text:tab/>- <text:s text:c="4"/>Boucle infinie dans le code cliqued par rapport à la rotation de la cellule sur elle même → Utilisation d'un if et non d'un while</text:p>
      <text:p text:style-name="P13"><text:tab/>- <text:s text:c="3"/>Pour obtenir l'orientation, le nombre de pièces , la couleur et le typePiece de la cellule, → On utilisera plateau<text:span text:style-name="T19">.</text:span><text:span text:style-name="T15">l</text:span>es arguments au lieu d'un get les arguments</text:p>
      <text:p text:style-name="P13"><text:tab/>- <text:s text:c="3"/>Présentation des difficultés rencontrées pour changer d'image en temps réel.</text:p>
      <text:p text:style-name="P8">→<text:span text:style-name="T9"> Création du code update pour mettre à jour l'état des cellules.</text:span></text:p>
      <text:p text:style-name="P7"/>
      <text:p text:style-name="P7"><text:span text:style-name="T1"/></text:p>
      <text:p text:style-name="P2"><text:span text:style-name="T2"><text:tab/></text:span><text:span text:style-name="T12">Remarques </text:span><text:span text:style-name="T13">et TODO</text:span><text:span text:style-name="T12">:</text:span></text:p>
      <text:p text:style-name="P2"><text:span text:style-name="T12"/></text:p>
      <text:p text:style-name="P3"><text:span text:style-name="T10">- <text:s/></text:span><text:span text:style-name="T11">Syntaxe: <text:s text:c="3"/><text:tab/>- Le nom des méthodes doit commencer par une lettre minuscule.</text:span></text:p>
      <text:p text:style-name="P4"><text:span text:style-name="T11"><text:tab/><text:tab/>- Les commentaires <text:s/>// doivent se faire à la ligne et non en fin de ligne</text:span></text:p>
      <text:p text:style-name="P5"><text:span text:style-name="T11"/></text:p>
      <text:p text:style-name="P5"><text:span text:style-name="T10">- SVN: <text:s text:c="6"/><text:tab/>- Les Comptes rendus devront être placés sous trunk/ComptesRendus.</text:span></text:p>
      <text:p text:style-name="P5"><text:span text:style-name="T10"><text:tab/><text:tab/>- Les Rapports devront être placés sous trunk/Rapports. </text:span></text:p>
      <text:p text:style-name="P4"><text:span text:style-name="T11">.</text:span></text:p>
      <text:p text:style-name="P4"><text:span text:style-name="T11">- Mettre /** devant chaque méthode pour pouvoir indiquer l'auteur ou les auteurs de la méthode .</text:span></text:p>
      <text:p text:style-name="P4"><text:span text:style-name="T11"/></text:p>
      <text:p text:style-name="P4"><text:span text:style-name="T11">- Poursuivre le cod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1.905cm"/>
      </text:list-level-style-bullet>
      <text:list-level-style-bullet text:level="2" text:style-name="List1Level1" text:bullet-char="-">
        <style:list-level-properties text:space-before="1.905cm" text:min-label-width="1.905cm"/>
      </text:list-level-style-bullet>
      <text:list-level-style-bullet text:level="3" text:style-name="List1Level2" text:bullet-char="-">
        <style:list-level-properties text:space-before="3.492cm" text:min-label-width="1.588cm"/>
      </text:list-level-style-bullet>
      <text:list-level-style-bullet text:level="4" text:style-name="List1Level3" text:bullet-char="-">
        <style:list-level-properties text:space-before="4.445cm" text:min-label-width="1.905cm"/>
      </text:list-level-style-bullet>
      <text:list-level-style-bullet text:level="5" text:style-name="List1Level4" text:bullet-char="-">
        <style:list-level-properties text:space-before="5.715cm" text:min-label-width="1.905cm"/>
      </text:list-level-style-bullet>
      <text:list-level-style-bullet text:level="6" text:style-name="List1Level5" text:bullet-char="-">
        <style:list-level-properties text:space-before="7.302cm" text:min-label-width="1.588cm"/>
      </text:list-level-style-bullet>
      <text:list-level-style-bullet text:level="7" text:style-name="List1Level6" text:bullet-char="-">
        <style:list-level-properties text:space-before="8.255cm" text:min-label-width="1.905cm"/>
      </text:list-level-style-bullet>
      <text:list-level-style-bullet text:level="8" text:style-name="List1Level7" text:bullet-char="-">
        <style:list-level-properties text:space-before="9.525cm" text:min-label-width="1.905cm"/>
      </text:list-level-style-bullet>
      <text:list-level-style-bullet text:level="9" text:style-name="List1Level8" text:bullet-char="-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0.635cm"/>
      </text:list-level-style-bullet>
      <text:list-level-style-bullet text:level="2" text:style-name="List3Level1" text:bullet-char="-">
        <style:list-level-properties text:space-before="1.905cm" text:min-label-width="0.635cm"/>
      </text:list-level-style-bullet>
      <text:list-level-style-bullet text:level="3" text:style-name="List3Level2" text:bullet-char="-">
        <style:list-level-properties text:space-before="3.492cm" text:min-label-width="0.318cm"/>
      </text:list-level-style-bullet>
      <text:list-level-style-bullet text:level="4" text:style-name="List3Level3" text:bullet-char="-">
        <style:list-level-properties text:space-before="4.445cm" text:min-label-width="0.635cm"/>
      </text:list-level-style-bullet>
      <text:list-level-style-bullet text:level="5" text:style-name="List3Level4" text:bullet-char="-">
        <style:list-level-properties text:space-before="5.715cm" text:min-label-width="0.635cm"/>
      </text:list-level-style-bullet>
      <text:list-level-style-bullet text:level="6" text:style-name="List3Level5" text:bullet-char="-">
        <style:list-level-properties text:space-before="7.302cm" text:min-label-width="0.318cm"/>
      </text:list-level-style-bullet>
      <text:list-level-style-bullet text:level="7" text:style-name="List3Level6" text:bullet-char="-">
        <style:list-level-properties text:space-before="8.255cm" text:min-label-width="0.635cm"/>
      </text:list-level-style-bullet>
      <text:list-level-style-bullet text:level="8" text:style-name="List3Level7" text:bullet-char="-">
        <style:list-level-properties text:space-before="9.525cm" text:min-label-width="0.635cm"/>
      </text:list-level-style-bullet>
      <text:list-level-style-bullet text:level="9" text:style-name="List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MANZANO</meta:initial-creator>
    <meta:creation-date>2016-05-07T14:03:42.314715981</meta:creation-date>
    <dc:date>2016-05-07T14:58:35.348221761</dc:date>
    <dc:creator>Nicolas MANZANO</dc:creator>
    <meta:editing-duration>PT11M41S</meta:editing-duration>
    <meta:editing-cycles>1</meta:editing-cycles>
    <meta:document-statistic meta:table-count="0" meta:image-count="0" meta:object-count="0" meta:page-count="1" meta:paragraph-count="24" meta:word-count="248" meta:character-count="1506" meta:non-whitespace-character-count="1232"/>
    <meta:generator>LibreOffice/4.3.7.2$Linux_X86_64 LibreOffice_project/430$Build-2</meta:generator>
  </office:meta>
</office:document-meta>
</file>